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2d9" officeooo:paragraph-rsid="001fc2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ITA Yévic<text:tab/>HANRIAT Calliste</text:p>
      <text:p text:style-name="P1"/>
      <text:p text:style-name="P1">Etat d'avancement :</text:p>
      <text:p text:style-name="P1"/>
      <text:p text:style-name="P1">-Seance 1 : <text:s/>complete</text:p>
      <text:p text:style-name="P1">-Seance 2 :</text:p>
      <text:p text:style-name="P1"><text:tab/>- Ajout de moniteur fonctionnel mais pas serialisable( LOADjava.io.InvalidClassException: ProjetFFCAM.Moniteur; no valid constructor )</text:p>
      <text:p text:style-name="P1"><text:tab/>-Ajout de sortie fonctionnel sauf pour la date erreur avec le GregorianCalendar</text:p>
      <text:p text:style-name="P1"><text:tab/>-Classe adherent ok mais ajout pas encore traité</text:p>
      <text:p text:style-name="P1"/>
      <text:p text:style-name="P1"/>
      <text:p text:style-name="P1">Nous avons des difficultées principalement <text:s/>avec la serialis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22:37:11.835154401</meta:creation-date>
    <dc:date>2015-04-02T22:47:29.943242657</dc:date>
    <meta:editing-duration>P0D</meta:editing-duration>
    <meta:editing-cycles>1</meta:editing-cycles>
    <meta:document-statistic meta:table-count="0" meta:image-count="0" meta:object-count="0" meta:page-count="1" meta:paragraph-count="8" meta:word-count="56" meta:character-count="411" meta:non-whitespace-character-count="357"/>
    <meta:generator>LibreOffice/4.2.7.2$Linux_X86_64 LibreOffice_project/420m0$Build-2</meta:generator>
  </office:meta>
</office:document-meta>
</file>